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margin-left="0.5909in" fo:margin-right="0in" fo:text-indent="0.2953in" style:auto-text-indent="false"/>
      <style:text-properties officeooo:paragraph-rsid="000598a8"/>
    </style:style>
    <style:style style:name="P2" style:family="paragraph" style:parent-style-name="List_20_Paragraph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officeooo:paragraph-rsid="0003dd66"/>
    </style:style>
    <style:style style:name="P3" style:family="paragraph" style:parent-style-name="List_20_Paragraph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officeooo:paragraph-rsid="000598a8"/>
    </style:style>
    <style:style style:name="P4" style:family="paragraph" style:parent-style-name="List_20_Paragraph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style:font-name="Times New Roman" fo:font-size="14pt" fo:language="ru" fo:country="RU" officeooo:paragraph-rsid="000598a8" style:font-size-asian="14pt" style:font-name-complex="Times New Roman1" style:font-size-complex="14pt"/>
    </style:style>
    <style:style style:name="P5" style:family="paragraph" style:parent-style-name="List_20_Paragraph" style:list-style-name="WWNum11">
      <style:paragraph-properties fo:margin-left="0.5in" fo:margin-right="0in" fo:margin-top="0in" fo:margin-bottom="0in" style:contextual-spacing="true" fo:line-height="150%" fo:text-align="justify" style:justify-single-word="false" fo:text-indent="0.4925in" style:auto-text-indent="false"/>
      <style:text-properties officeooo:paragraph-rsid="000598a8"/>
    </style:style>
    <style:style style:name="P6" style:family="paragraph" style:parent-style-name="List_20_Paragraph" style:list-style-name="WWNum9">
      <style:paragraph-properties fo:margin-left="0.5in" fo:margin-right="0in" fo:margin-top="0in" fo:margin-bottom="0in" style:contextual-spacing="true" fo:line-height="150%" fo:text-indent="0.4925in" style:auto-text-indent="false"/>
      <style:text-properties officeooo:paragraph-rsid="000598a8"/>
    </style:style>
    <style:style style:name="P7" style:family="paragraph" style:parent-style-name="List_20_Paragraph">
      <style:paragraph-properties fo:margin-left="0in" fo:margin-right="0in" fo:margin-top="0in" fo:margin-bottom="0in" style:contextual-spacing="true" fo:line-height="150%" fo:text-align="justify" style:justify-single-word="false" fo:text-indent="0in" style:auto-text-indent="false"/>
      <style:text-properties officeooo:paragraph-rsid="000598a8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4" style:family="text">
      <style:text-properties style:use-window-font-color="true" loext:opacity="0%" style:font-name="Times New Roman" fo:font-size="14pt" fo:language="ru" fo:country="RU" style:font-size-asian="14pt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Мета роботи: </text:span><text:span text:style-name="T2"><text:s/>Придбання навичок по роботі з інтегрованим середовищем Python IDLE. Вивчення принципів розробки програм лінійної структури. Отримання навичок роботи з функціями </text:span><text:span text:style-name="T3">у</text:span><text:span text:style-name="T2">ведення / виведення, різними типами даних, прийнятих в цій мові.</text:span><text:span text:style-name="T3"> </text:span><text:span text:style-name="T2">Вивчення керуючих структур мови Python і отримання навичок складання програм з розгалуженнями.</text:span></text:p>
      <text:h text:style-name="P1" text:outline-level="2"><text:bookmark-start text:name="_Toc17243847"/><text:bookmark-start text:name="_Toc491797885"/><text:span text:style-name="T4">1.2 Узагальнене формулювання завдання до лабораторної роботи</text:span><text:bookmark-end text:name="_Toc17243847"/><text:bookmark-end text:name="_Toc491797885"/></text:h>
      <text:p text:style-name="P3"><text:span text:style-name="T2">1) Вивчити основні можливості інтегрованого середовища Python IDLE для підготовки тексту програми і запуску її на виконання.</text:span></text:p>
      <text:p text:style-name="P3"><text:span text:style-name="T2">2) Вивчити структуру програми на мові Python, способи оголошення змінних і перетворення типів, функції введення і виведення даних.</text:span></text:p>
      <text:p text:style-name="P3"><text:span text:style-name="T2">3) Розробити лінійну програму відповідно до варіанта завдання.</text:span></text:p>
      <text:p text:style-name="P3"><text:span text:style-name="T3">4</text:span><text:span text:style-name="T2">)Вивчити принципи побудови програм із застосуванням умовних операторів.</text:span></text:p>
      <text:p text:style-name="P3"><text:span text:style-name="T3">5</text:span><text:span text:style-name="T2">)Розробити 1 лінійну програму і 2</text:span><text:span text:style-name="T3"> </text:span><text:span text:style-name="T2">програми з операторами розгалуження відповідно до варіанта завдання.</text:span></text:p>
      <text:p text:style-name="P3"><text:span text:style-name="T3">6</text:span><text:span text:style-name="T2">) Вхідні дані і результат роботи супроводжувати відповідною інформацією на екрані.</text:span></text:p>
      <text:p text:style-name="P3"><text:span text:style-name="T3">7</text:span><text:span text:style-name="T2">) Показати розроблену програму викладачеві.</text:span></text:p>
      <text:p text:style-name="P3"><text:span text:style-name="T3">8</text:span><text:span text:style-name="T2">) Письмово відповісти на Питання для самоперевірки.</text:span></text:p>
      <text:p text:style-name="P3"><text:span text:style-name="T3">9</text:span><text:span text:style-name="T2">) Оформити звіт відповідно до вимог.</text:span></text:p>
      <text:p text:style-name="P4"/>
      <text:p text:style-name="P7"><text:span text:style-name="T2">Завдання на виконання лабораторної роботи складається з 3-х частин:</text:span></text:p>
      <text:list xml:id="list3022348404" text:style-name="WWNum9">
        <text:list-item>
          <text:p text:style-name="P6"><text:span text:style-name="T2">обчислення в математичних задачах (лінійний алгоритм);</text:span></text:p>
        </text:list-item>
      </text:list>
      <text:list xml:id="list4020795099" text:style-name="WWNum11">
        <text:list-item>
          <text:p text:style-name="P5"><text:span text:style-name="T2">використання математичних формул за виконанням певних умов (розгалужений процес);</text:span></text:p>
        </text:list-item>
        <text:list-item>
          <text:p text:style-name="P5"><text:span text:style-name="T2">обчислення конкретної функції, в залежності від введеного значення х (розгалужений процес)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1">
      <text:list-level-style-bullet text:level="1" text:bullet-char="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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9-15T11:33:11.685000000</dc:date>
    <meta:editing-duration>PT5M26S</meta:editing-duration>
    <meta:editing-cycles>3</meta:editing-cycles>
    <meta:document-statistic meta:table-count="0" meta:image-count="0" meta:object-count="0" meta:page-count="1" meta:paragraph-count="15" meta:word-count="183" meta:character-count="1398" meta:non-whitespace-character-count="1232"/>
  </office:meta>
</office:document-meta>
</file>